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68H40M13.253051S" calcext:value-type="time">
            <text:p>868:4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5H24M20.094S" calcext:value-type="time">
            <text:p>05:24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13H43M27.606S" calcext:value-type="time">
            <text:p>13:4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09:40:12.9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8T15:49:32.217000000</dc:date>
    <meta:editing-duration>P37DT19H15M44S</meta:editing-duration>
    <meta:editing-cycles>997</meta:editing-cycles>
    <meta:generator>LibreOffice/7.2.6.2$Windows_X86_64 LibreOffice_project/b0ec3a565991f7569a5a7f5d24fed7f52653d754</meta:generator>
    <meta:document-statistic meta:table-count="2" meta:cell-count="1286" meta:object-count="0"/>
  </office:meta>
</office:document-meta>
</file>